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unifont1" svg:font-family="unifon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4.002cm" table:align="left"/>
    </style:style>
    <style:style style:name="Table1.A" style:family="table-column">
      <style:table-column-properties style:column-width="3.253cm"/>
    </style:style>
    <style:style style:name="Table1.B" style:family="table-column">
      <style:table-column-properties style:column-width="10.74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075cm" table:align="left"/>
    </style:style>
    <style:style style:name="Table2.A" style:family="table-column">
      <style:table-column-properties style:column-width="8.07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776cm" table:align="left"/>
    </style:style>
    <style:style style:name="Table3.A" style:family="table-column">
      <style:table-column-properties style:column-width="1.77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7.818cm" table:align="left"/>
    </style:style>
    <style:style style:name="Table4.A" style:family="table-column">
      <style:table-column-properties style:column-width="7.81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8.5cm" table:align="left"/>
    </style:style>
    <style:style style:name="Table5.A" style:family="table-column">
      <style:table-column-properties style:column-width="8.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351cm" table:align="left"/>
    </style:style>
    <style:style style:name="Table6.A" style:family="table-column">
      <style:table-column-properties style:column-width="1.35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8.401cm" table:align="left"/>
    </style:style>
    <style:style style:name="Table7.A" style:family="table-column">
      <style:table-column-properties style:column-width="8.401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8.5cm" table:align="left"/>
    </style:style>
    <style:style style:name="Table8.A" style:family="table-column">
      <style:table-column-properties style:column-width="8.5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351cm" table:align="left"/>
    </style:style>
    <style:style style:name="Table9.A" style:family="table-column">
      <style:table-column-properties style:column-width="1.351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8.401cm" table:align="left"/>
    </style:style>
    <style:style style:name="Table10.A" style:family="table-column">
      <style:table-column-properties style:column-width="8.401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font-style="italic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tyle="italic"/>
    </style:style>
    <style:style style:name="T2" style:family="text">
      <style:text-properties style:text-position="-33% 80%"/>
    </style:style>
    <style:style style:name="T3" style:family="text">
      <style:text-properties fo:font-weight="bol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3212*" fo:start-indent="0cm" fo:end-indent="0cm"/>
          <style:column style:rel-width="3212*" fo:start-indent="0cm" fo:end-indent="0cm"/>
          <style:column style:rel-width="3214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blem Statement (NumberGrid)</text:h>
      <text:p text:style-name="Text_20_body"> A <text:span text:style-name="T1">number grid</text:span> is a rectangular matrix where each cell is a digit between 0 and 9, inclusive.</text:p>
      <text:p text:style-name="Text_20_body">Given a number grid G, an <text:span text:style-name="T1">encrypted grid</text:span> E with the same dimensions can be generated using the following procedure (using zero-based indexing):</text:p>
      <text:p text:style-name="Preformatted_20_Text">for(i=0;i&lt;rows;++i){</text:p>
      <text:p text:style-name="Preformatted_20_Text"><text:s text:c="2"/>for(j=0;j&lt;cols;++j){</text:p>
      <text:p text:style-name="Preformatted_20_Text"><text:s text:c="4"/>E<text:span text:style-name="T2">i,j</text:span> = 0</text:p>
      <text:p text:style-name="Preformatted_20_Text"><text:s text:c="4"/>for(r=0;r&lt;rows;++r){</text:p>
      <text:p text:style-name="Preformatted_20_Text"><text:s text:c="6"/>for(c=0;c&lt;cols;++c){</text:p>
      <text:p text:style-name="Preformatted_20_Text"><text:s text:c="8"/>if( (r equals i) or (c equals j))</text:p>
      <text:p text:style-name="Preformatted_20_Text"><text:s text:c="8"/>{E<text:span text:style-name="T2">i,j</text:span> = E<text:span text:style-name="T2">i,j</text:span> + G<text:span text:style-name="T2">r,c</text:span>}</text:p>
      <text:p text:style-name="Preformatted_20_Text"><text:s text:c="6"/>}</text:p>
      <text:p text:style-name="Preformatted_20_Text"><text:s text:c="4"/>}</text:p>
      <text:p text:style-name="Preformatted_20_Text"><text:s text:c="2"/>}</text:p>
      <text:p text:style-name="P3">}</text:p>
      <text:p text:style-name="Text_20_body">Note that this means each cell in E is the sum of all the cells in G that positionally share the same row or column. (The cell in G with both the same row and same column is only counted once.)</text:p>
      <text:p text:style-name="Text_20_body">An example number grid G is given below:</text:p>
      <text:p text:style-name="Preformatted_20_Text">-------------</text:p>
      <text:p text:style-name="Preformatted_20_Text">| 0 | 1 | 3 |</text:p>
      <text:p text:style-name="Preformatted_20_Text">-------------</text:p>
      <text:p text:style-name="Preformatted_20_Text">| 2 | 5 | 7 |</text:p>
      <text:p text:style-name="P3">-------------</text:p>
      <text:p text:style-name="Text_20_body">Performing the above procedure yields the encrypted grid below: </text:p>
      <text:p text:style-name="Preformatted_20_Text">----------------</text:p>
      <text:p text:style-name="Preformatted_20_Text">| 6 <text:s/>| 9 <text:s/>| 11 |</text:p>
      <text:p text:style-name="Preformatted_20_Text">----------------</text:p>
      <text:p text:style-name="Preformatted_20_Text">| 14 | 15 | 17 |</text:p>
      <text:p text:style-name="P3">----------------</text:p>
      <text:p text:style-name="Text_20_body">The cell in row 0, column 1 of E, for example, is calculated by taking the sum of all cells in G with either row 0 or column 1 (0 + 1 + 3 + 5 = 9). Note that the '1' cell is counted only once.</text:p>
      <text:p text:style-name="Text_20_body">Given an encrypted grid E, reconstruct the original number grid G if possible.</text:p>
      <text:p text:style-name="Text_20_body">The encrypted grid is given in three separate String[]s. <text:span text:style-name="T3">hundreds</text:span> gives the digit in the hundreds place of each cell in the encrypted grid, <text:span text:style-name="T3">tens</text:span> gives the digit in the tens place, and <text:span text:style-name="T3">ones</text:span> gives the digit in the ones place. In each of these String[]s, the j-th character of the i-th element represents the cell in row i, column j.</text:p>
      <text:p text:style-name="Text_20_body">For example, if the encrypted grid appeared as follows:</text:p>
      <text:p text:style-name="Preformatted_20_Text">------------------</text:p>
      <text:p text:style-name="Preformatted_20_Text">| 106 | 72 <text:s/>| 5 <text:s/>|</text:p>
      <text:p text:style-name="Preformatted_20_Text">------------------</text:p>
      <text:p text:style-name="Preformatted_20_Text">| 14 <text:s/>| 135 | 17 |</text:p>
      <text:p text:style-name="P3">------------------</text:p>
      <text:p text:style-name="Text_20_body">The input would appear like this:</text:p>
      <text:section text:style-name="Sect1" text:name="Section1">
        <text:p text:style-name="Text_20_body"><text:span text:style-name="T3">hundreds</text:span> </text:p>
        <text:p text:style-name="Preformatted_20_Text">{"100",</text:p>
        <text:p text:style-name="P3"><text:s/>"010"}</text:p>
        <text:p text:style-name="Text_20_body"><text:span text:style-name="T3">tens</text:span> </text:p>
        <text:p text:style-name="Preformatted_20_Text">{"070",</text:p>
        <text:p text:style-name="P3"><text:s/>"131"}</text:p>
        <text:p text:style-name="Text_20_body"><text:span text:style-name="T3">ones</text:span> </text:p>
        <text:p text:style-name="Preformatted_20_Text">{"625",</text:p>
        <text:p text:style-name="P3"><text:s/>"457"}</text:p>
      </text:section>
      <text:p text:style-name="Text_20_body"><text:soft-page-break/>If there is exactly one valid number grid G that yields the given encrypted grid, return a String[] representing G, where the j-th character of the i-th element is the digit in row i, column j. If there are no possible number grids, return a String[] containing exactly one element: "NO SOLUTIONS" (quotes for clarity only). If there are multiple distinct solutions, return a String[] containing exactly one element, formatted as "<text:span text:style-name="T1">n</text:span> SOLUTIONS" (quotes for clarity only), where <text:span text:style-name="T1">n</text:span> is the number of solutions modulo 1000000007 (10^9 + 7), with no extra leading zeroes.</text:p>
      <text:h text:style-name="Heading_20_3" text:outline-level="3">Definition</text:h>
      <text:p text:style-name="P2">   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lass:</text:p>
          </table:table-cell>
          <table:table-cell table:style-name="Table1.A1" office:value-type="string">
            <text:p text:style-name="Table_20_Contents">NumberGrid</text:p>
          </table:table-cell>
        </table:table-row>
        <table:table-row>
          <table:table-cell table:style-name="Table1.A1" office:value-type="string">
            <text:p text:style-name="Table_20_Contents">Method:</text:p>
          </table:table-cell>
          <table:table-cell table:style-name="Table1.A1" office:value-type="string">
            <text:p text:style-name="Table_20_Contents">decrypt</text:p>
          </table:table-cell>
        </table:table-row>
        <table:table-row>
          <table:table-cell table:style-name="Table1.A1" office:value-type="string">
            <text:p text:style-name="Table_20_Contents">Parameters:</text:p>
          </table:table-cell>
          <table:table-cell table:style-name="Table1.A1" office:value-type="string">
            <text:p text:style-name="Table_20_Contents">String[], String[], String[]</text:p>
          </table:table-cell>
        </table:table-row>
        <table:table-row>
          <table:table-cell table:style-name="Table1.A1" office:value-type="string">
            <text:p text:style-name="Table_20_Contents">Returns:</text:p>
          </table:table-cell>
          <table:table-cell table:style-name="Table1.A1" office:value-type="string">
            <text:p text:style-name="Table_20_Contents">String[]</text:p>
          </table:table-cell>
        </table:table-row>
        <table:table-row>
          <table:table-cell table:style-name="Table1.A1" office:value-type="string">
            <text:p text:style-name="Table_20_Contents">Method signature:</text:p>
          </table:table-cell>
          <table:table-cell table:style-name="Table1.A1" office:value-type="string">
            <text:p text:style-name="Table_20_Contents">String[] decrypt(String[] hundreds, String[] tens, String[] ones)</text:p>
          </table:table-cell>
        </table:table-row>
        <table:table-row>
          <table:table-cell table:style-name="Table1.A1" table:number-columns-spanned="2" office:value-type="string">
            <text:p text:style-name="Table_20_Contents">(be sure your method is public)</text:p>
          </table:table-cell>
          <table:covered-table-cell/>
        </table:table-row>
      </table:table>
      <text:h text:style-name="Heading_20_3" text:outline-level="3">Notes</text:h>
      <text:p text:style-name="Text_20_body">Two number grids G<text:span text:style-name="T2">1</text:span> and G<text:span text:style-name="T2">2</text:span> are considered distinct if at least one entry in G<text:span text:style-name="T2">1</text:span> is different from the corresponding entry in G<text:span text:style-name="T2">2</text:span>. </text:p>
      <text:h text:style-name="Heading_20_3" text:outline-level="3">Constraints</text:h>
      <text:p text:style-name="Text_20_body">-<text:span text:style-name="T3">hundreds</text:span> will contain between 1 and 50 elements, inclusive.-Each element of <text:span text:style-name="T3">hundreds</text:span> will contain between 1 and 50 characters, inclusive.-Each element of <text:span text:style-name="T3">hundreds</text:span> will have the same number of characters.-Each element of <text:span text:style-name="T3">hundreds</text:span> will contain only digits ('0' - '9').-<text:span text:style-name="T3">tens</text:span> and <text:span text:style-name="T3">ones</text:span> will have the same number of elements as <text:span text:style-name="T3">hundreds</text:span>.-Each element of <text:span text:style-name="T3">tens</text:span> and <text:span text:style-name="T3">ones</text:span> will have the same number of characters as each element of <text:span text:style-name="T3">hundreds</text:span>.-Each element of <text:span text:style-name="T3">tens</text:span> and <text:span text:style-name="T3">ones</text:span> will contain only digits ('0' - '9'). </text:p>
      <text:h text:style-name="Heading_20_3" text:outline-level="3">Examples</text:h>
      <text:section text:style-name="Sect2" text:name="Section2">
        <text:p text:style-name="P2">0)    </text:p>
        <table:table table:name="Table2" table:style-name="Table2">
          <table:table-column table:style-name="Table2.A"/>
          <table:table-row>
            <table:table-cell table:style-name="Table2.A1" office:value-type="string"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reformatted_20_Text">{"000",</text:p>
                    <text:p text:style-name="P3"><text:s/>"000"}</text:p>
                  </table:table-cell>
                </table:table-row>
                <table:table-row>
                  <table:table-cell table:style-name="Table3.A1" office:value-type="string">
                    <text:p text:style-name="Preformatted_20_Text">{"001",</text:p>
                    <text:p text:style-name="P3"><text:s/>"111"}</text:p>
                  </table:table-cell>
                </table:table-row>
                <table:table-row>
                  <table:table-cell table:style-name="Table3.A1" office:value-type="string">
                    <text:p text:style-name="Preformatted_20_Text">{"691",</text:p>
                    <text:p text:style-name="P3"><text:s/>"457"}</text:p>
                  </table:table-cell>
                </table:table-row>
              </table:table>
              <text:p text:style-name="P4"/>
            </table:table-cell>
          </table:table-row>
          <table:table-row>
            <table:table-cell table:style-name="Table2.A1" office:value-type="string">
              <text:p text:style-name="Preformatted_20_Text">Returns: {"013", "257" }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Table_20_Contents">The example given in the problem statement.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2.A1" office:value-type="string">
              <text:p text:style-name="P4"/>
            </table:table-cell>
          </table:table-row>
        </table:table>
        <text:p text:style-name="P2">1)    </text:p>
        <table:table table:name="Table5" table:style-name="Table5">
          <table:table-column table:style-name="Table5.A"/>
          <table:table-row>
            <table:table-cell table:style-name="Table5.A1" office:value-type="string">
              <table:table table:name="Table6" table:style-name="Table6">
                <table:table-column table:style-name="Table6.A"/>
                <table:table-row>
                  <table:table-cell table:style-name="Table6.A1" office:value-type="string">
                    <text:p text:style-name="P3">{"0"}</text:p>
                  </table:table-cell>
                </table:table-row>
                <table:table-row>
                  <table:table-cell table:style-name="Table6.A1" office:value-type="string">
                    <text:p text:style-name="P3">{"0"}</text:p>
                  </table:table-cell>
                </table:table-row>
                <table:table-row>
                  <table:table-cell table:style-name="Table6.A1" office:value-type="string">
                    <text:p text:style-name="P3">{"3"}</text:p>
                  </table:table-cell>
                </table:table-row>
              </table:table>
              <text:p text:style-name="P4"/>
            </table:table-cell>
          </table:table-row>
          <table:table-row>
            <table:table-cell table:style-name="Table5.A1" office:value-type="string">
              <text:p text:style-name="Preformatted_20_Text">Returns: {"3" }</text:p>
              <table:table table:name="Table7" table:style-name="Table7">
                <table:table-column table:style-name="Table7.A"/>
                <table:table-row>
                  <table:table-cell table:style-name="Table7.A1" office:value-type="string">
                    <text:p text:style-name="Table_20_Contents">A single cell means that the solution is equal to the input...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5.A1" office:value-type="string">
              <text:p text:style-name="P4"/>
            </table:table-cell>
          </table:table-row>
        </table:table>
        <text:p text:style-name="P2">2)    </text:p>
        <table:table table:name="Table8" table:style-name="Table8">
          <table:table-column table:style-name="Table8.A"/>
          <table:table-row>
            <table:table-cell table:style-name="Table8.A1" office:value-type="string">
              <table:table table:name="Table9" table:style-name="Table9">
                <table:table-column table:style-name="Table9.A"/>
                <table:table-row>
                  <table:table-cell table:style-name="Table9.A1" office:value-type="string">
                    <text:p text:style-name="P3">{"0"}</text:p>
                  </table:table-cell>
                </table:table-row>
                <table:table-row>
                  <table:table-cell table:style-name="Table9.A1" office:value-type="string">
                    <text:p text:style-name="P3">{"4"}</text:p>
                  </table:table-cell>
                </table:table-row>
                <table:table-row>
                  <table:table-cell table:style-name="Table9.A1" office:value-type="string">
                    <text:p text:style-name="P3">{"2"}</text:p>
                  </table:table-cell>
                </table:table-row>
              </table:table>
              <text:p text:style-name="P4"/>
            </table:table-cell>
          </table:table-row>
          <table:table-row>
            <table:table-cell table:style-name="Table8.A1" office:value-type="string">
              <text:p text:style-name="Preformatted_20_Text">Returns: {"NO SOLUTIONS" }</text:p>
              <table:table table:name="Table10" table:style-name="Table10">
                <table:table-column table:style-name="Table10.A"/>
                <table:table-row>
                  <table:table-cell table:style-name="Table10.A1" office:value-type="string">
                    <text:p text:style-name="Table_20_Contents">...unless the input would not be a valid number grid.</text:p>
                  </table:table-cell>
                </table:table-row>
              </table:table>
              <text:p text:style-name="Table_20_Contents"/>
            </table:table-cell>
          </table:table-row>
          <table:table-row>
            <table:table-cell table:style-name="Table8.A1" office:value-type="string">
              <text:p text:style-name="P4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unifont1" svg:font-family="unifon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unifont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unifont" style:font-size-asian="14pt" style:font-weight-asian="bold" style:font-name-complex="unifont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unifont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dy Balazs</meta:initial-creator>
    <meta:creation-date>2012-03-23T14:05:25</meta:creation-date>
    <meta:document-statistic meta:table-count="10" meta:image-count="0" meta:object-count="0" meta:page-count="2" meta:paragraph-count="86" meta:word-count="604" meta:character-count="3478" meta:non-whitespace-character-count="2881"/>
    <dc:date>2012-03-23T14:07:34</dc:date>
    <dc:creator>Engedy Balazs</dc:creator>
    <meta:editing-duration>PT2M9S</meta:editing-duration>
    <meta:editing-cycles>1</meta:editing-cycles>
    <meta:generator>LibreOffice/3.4$Linux LibreOffice_project/340m1$Build-302</meta:generator>
  </office:meta>
</office:document-meta>
</file>